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4958in" style:rel-column-width="14155*"/>
    </style:style>
    <style:style style:name="Table1.B" style:family="table-column">
      <style:table-column-properties style:column-width="5.4292in" style:rel-column-width="5138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f1bf9" officeooo:paragraph-rsid="000f1bf9"/>
    </style:style>
    <style:style style:name="P2" style:family="paragraph" style:parent-style-name="Text_20_body">
      <style:text-properties officeooo:rsid="000f1bf9" officeooo:paragraph-rsid="000f1bf9"/>
    </style:style>
    <style:style style:name="P3" style:family="paragraph" style:parent-style-name="Text_20_body">
      <style:paragraph-properties fo:text-align="center" style:justify-single-word="false"/>
      <style:text-properties officeooo:rsid="000f1bf9" officeooo:paragraph-rsid="000f1bf9"/>
    </style:style>
    <style:style style:name="P4" style:family="paragraph" style:parent-style-name="Table_20_Contents">
      <style:text-properties officeooo:rsid="000f1bf9" officeooo:paragraph-rsid="000f1bf9"/>
    </style:style>
    <style:style style:name="P5" style:family="paragraph" style:parent-style-name="Table_20_Contents">
      <style:text-properties officeooo:rsid="0011927c" officeooo:paragraph-rsid="0011927c"/>
    </style:style>
    <style:style style:name="P6" style:family="paragraph" style:parent-style-name="Table_20_Contents">
      <style:text-properties officeooo:rsid="0012312a" officeooo:paragraph-rsid="0012312a"/>
    </style:style>
    <style:style style:name="P7" style:family="paragraph" style:parent-style-name="Table_20_Contents">
      <style:text-properties officeooo:rsid="0011927c" officeooo:paragraph-rsid="0011927c"/>
    </style:style>
    <style:style style:name="P8" style:family="paragraph" style:parent-style-name="Table_20_Contents">
      <style:text-properties officeooo:rsid="00157a5a" officeooo:paragraph-rsid="00157a5a"/>
    </style:style>
    <style:style style:name="T1" style:family="text">
      <style:text-properties officeooo:rsid="0011ad51"/>
    </style:style>
    <style:style style:name="T2" style:family="text">
      <style:text-properties officeooo:rsid="001427a3"/>
    </style:style>
    <style:style style:name="T3" style:family="text">
      <style:text-properties officeooo:rsid="00157a5a"/>
    </style:style>
    <style:style style:name="T4" style:family="text">
      <style:text-properties officeooo:rsid="00159184"/>
    </style:style>
    <style:style style:name="T5" style:family="text">
      <style:text-properties officeooo:rsid="0015f5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&lt;insert image here&gt;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Title</text:p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Primary Actor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Secondary Actor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Business Goal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Precondition</text:p>
          </table:table-cell>
          <table:table-cell table:style-name="Table1.B2" office:value-type="string">
            <text:p text:style-name="P5">- Room #’s and their capacities</text:p>
            <text:p text:style-name="P5">- Establish Dates and Times of the event</text:p>
          </table:table-cell>
        </table:table-row>
        <table:table-row>
          <table:table-cell table:style-name="Table1.A2" office:value-type="string">
            <text:p text:style-name="P4">Minimal Guarante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Success Guarantee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Trigger Event(s)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Primary Pathway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Alternative Pathway(s)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Exception Pathway(s)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Main Sequence</text:p>
          </table:table-cell>
          <table:table-cell table:style-name="Table1.B2" office:value-type="string">
            <text:p text:style-name="P5">1. Get speakers for these topics.</text:p>
            <text:p text:style-name="P5">2. Organize potential topics for the event.</text:p>
            <text:p text:style-name="P5">3. Organize presenter information.</text:p>
            <text:p text:style-name="P5"><text:s text:c="5"/>a. Topic</text:p>
            <text:p text:style-name="P5">4. Recruit participants from the school district<text:span text:style-name="T2">s across the state</text:span>.</text:p>
            <text:p text:style-name="P5">5. Organize the Participants (information to registration database, emails to the Participant and the Organizer—the latter weeds out any ‘fake’ registrations<text:span text:style-name="T1">)</text:span>.</text:p>
            <text:p text:style-name="P5"><text:s text:c="5"/>a. Choose <text:span text:style-name="T1">up to </text:span>six topics to present at the event.</text:p>
            <text:p text:style-name="P5">6. Registration closes.</text:p>
            <text:p text:style-name="P5">7. <text:span text:style-name="T3">Program creates a suggested schedule based on the given information</text:span>.</text:p>
            <text:p text:style-name="P5"><text:s text:c="5"/>a. Participants are assigned to Speakers, who are assigned to Room (#<text:span text:style-name="T1">)</text:span>s.</text:p>
            <text:p text:style-name="P5"><text:s text:c="5"/><text:span text:style-name="T5">b. First come, first served</text:span></text:p>
            <text:p text:style-name="P8">8. The organizer may edit the provided schedule.</text:p>
            <text:p text:style-name="P6"><text:span text:style-name="T4">9</text:span>. Log Attendance to the event.</text:p>
          </table:table-cell>
        </table:table-row>
        <table:table-row>
          <table:table-cell table:style-name="Table1.A2" office:value-type="string">
            <text:p text:style-name="P4">Variant Sequence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f1bf9" officeooo:paragraph-rsid="000f1bf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Wesley Elliott – CMST 283 – TWIST Use Case, Case Study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3:42:18.732007073</meta:creation-date>
    <meta:editing-duration>PT40M31S</meta:editing-duration>
    <meta:editing-cycles>7</meta:editing-cycles>
    <meta:generator>LibreOffice/5.2.7.2$Linux_X86_64 LibreOffice_project/20m0$Build-2</meta:generator>
    <dc:date>2019-10-15T13:23:45.514334740</dc:date>
    <meta:document-statistic meta:table-count="1" meta:image-count="0" meta:object-count="0" meta:page-count="1" meta:paragraph-count="30" meta:word-count="157" meta:character-count="1026" meta:non-whitespace-character-count="878"/>
  </office:meta>
</office:document-meta>
</file>